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2pt" fo:font-weight="bold" officeooo:rsid="007eae96" style:font-size-asian="32pt" style:font-weight-asian="bold" style:font-size-complex="32pt" style:font-weight-complex="bold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4pt" officeooo:paragraph-rsid="00dc34ac" style:font-size-asian="14pt" style:font-size-complex="14pt"/>
    </style:style>
    <style:style style:name="P6" style:family="paragraph" style:parent-style-name="Standard">
      <style:text-properties fo:font-size="14pt" officeooo:paragraph-rsid="00e1817e" style:font-size-asian="14pt" style:font-size-complex="14pt"/>
    </style:style>
    <style:style style:name="P7" style:family="paragraph" style:parent-style-name="Standard">
      <style:text-properties fo:font-size="14pt" officeooo:paragraph-rsid="00e2fc87" style:font-size-asian="14pt" style:font-size-complex="14pt"/>
    </style:style>
    <style:style style:name="P8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9" style:family="paragraph" style:parent-style-name="Standard">
      <style:text-properties fo:font-size="14pt" fo:font-weight="bold" officeooo:rsid="00df2b39" officeooo:paragraph-rsid="00df2b39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0pt" fo:font-weight="bold" officeooo:paragraph-rsid="00e1817e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0pt" fo:font-weight="bold" officeooo:paragraph-rsid="00e2fc87" style:font-size-asian="20pt" style:font-weight-asian="bold" style:font-size-complex="20pt" style:font-weight-complex="bold"/>
    </style:style>
    <style:style style:name="P13" style:family="paragraph" style:parent-style-name="Standard">
      <style:text-properties style:text-position="0% 100%" fo:font-size="14pt" style:text-underline-style="none" fo:font-weight="normal" officeooo:rsid="00dc34ac" officeooo:paragraph-rsid="00dc34ac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text-position="0% 100%" fo:font-size="14pt" style:text-underline-style="none" fo:font-weight="normal" officeooo:rsid="00dc34ac" officeooo:paragraph-rsid="00dd6a79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text-position="0% 100%" fo:font-size="14pt" style:text-underline-style="none" fo:font-weight="normal" officeooo:rsid="00dc34ac" officeooo:paragraph-rsid="00df2b39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text-position="0% 100%" fo:font-size="14pt" style:text-underline-style="none" fo:font-weight="normal" officeooo:rsid="00dc34ac" officeooo:paragraph-rsid="00e1817e" style:font-size-asian="14pt" style:font-weight-asian="normal" style:font-size-complex="14pt" style:font-weight-complex="normal"/>
    </style:style>
    <style:style style:name="P17" style:family="paragraph" style:parent-style-name="Standard">
      <style:text-properties style:text-position="0% 100%" fo:font-size="14pt" style:text-underline-style="none" fo:font-weight="normal" officeooo:rsid="00dc34ac" officeooo:paragraph-rsid="00e2fc87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text-position="0% 100%" fo:font-size="14pt" style:text-underline-style="none" fo:font-weight="normal" officeooo:rsid="00dd6a79" officeooo:paragraph-rsid="00dd6a79" style:font-size-asian="14pt" style:font-weight-asian="normal" style:font-size-complex="14pt" style:font-weight-complex="normal"/>
    </style:style>
    <style:style style:name="P19" style:family="paragraph" style:parent-style-name="Standard">
      <style:text-properties style:text-position="0% 100%" fo:font-size="14pt" style:text-underline-style="none" fo:font-weight="normal" officeooo:rsid="00e11b0f" officeooo:paragraph-rsid="00dc34ac" style:font-size-asian="14pt" style:font-weight-asian="normal" style:font-size-complex="14pt" style:font-weight-complex="normal"/>
    </style:style>
    <style:style style:name="P20" style:family="paragraph" style:parent-style-name="Standard">
      <style:text-properties style:text-position="0% 100%" fo:font-size="14pt" style:text-underline-style="none" fo:font-weight="normal" officeooo:rsid="00e11b0f" officeooo:paragraph-rsid="00e11b0f" style:font-size-asian="14pt" style:font-weight-asian="normal" style:font-size-complex="14pt" style:font-weight-complex="normal"/>
    </style:style>
    <style:style style:name="P21" style:family="paragraph" style:parent-style-name="Standard">
      <style:text-properties style:text-position="0% 100%" fo:font-size="14pt" style:text-underline-style="none" fo:font-weight="normal" officeooo:rsid="00e1817e" officeooo:paragraph-rsid="00e1817e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text-position="0% 100%" fo:font-size="14pt" style:text-underline-style="none" fo:font-weight="normal" officeooo:rsid="00e2fc87" officeooo:paragraph-rsid="00e2fc87" style:font-size-asian="14pt" style:font-weight-asian="normal" style:font-size-complex="14pt" style:font-weight-complex="normal"/>
    </style:style>
    <style:style style:name="P23" style:family="paragraph" style:parent-style-name="Standard">
      <style:text-properties style:text-position="0% 100%" fo:font-size="14pt" fo:font-style="normal" style:text-underline-style="none" fo:font-weight="bold" officeooo:rsid="00df2b39" officeooo:paragraph-rsid="00df2b39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text-properties style:text-position="0% 100%" fo:font-size="14pt" fo:font-style="normal" style:text-underline-style="none" fo:font-weight="bold" officeooo:rsid="00df2b39" officeooo:paragraph-rsid="00e11b0f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text-properties style:text-position="0% 100%" fo:font-size="14pt" fo:font-style="normal" style:text-underline-style="none" fo:font-weight="bold" officeooo:rsid="00e11b0f" officeooo:paragraph-rsid="00e11b0f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text-properties style:text-position="0% 100%" style:font-name="Courier 10 Pitch" fo:font-size="14pt" style:text-underline-style="none" fo:font-weight="normal" officeooo:rsid="00dc34ac" officeooo:paragraph-rsid="00dc34ac" style:font-size-asian="14pt" style:font-weight-asian="normal" style:font-size-complex="14pt" style:font-weight-complex="normal"/>
    </style:style>
    <style:style style:name="P27" style:family="paragraph" style:parent-style-name="Standard">
      <style:text-properties style:text-position="0% 100%" style:font-name="Courier 10 Pitch" fo:font-size="14pt" style:text-underline-style="none" fo:font-weight="normal" officeooo:rsid="00e1817e" officeooo:paragraph-rsid="00e1817e" style:font-size-asian="14pt" style:font-weight-asian="normal" style:font-size-complex="14pt" style:font-weight-complex="normal"/>
    </style:style>
    <style:style style:name="P28" style:family="paragraph" style:parent-style-name="Standard">
      <style:text-properties style:text-position="0% 100%" style:font-name="Courier 10 Pitch" fo:font-size="14pt" style:text-underline-style="none" fo:font-weight="normal" officeooo:rsid="00e1817e" officeooo:paragraph-rsid="00e2fc87" style:font-size-asian="14pt" style:font-weight-asian="normal" style:font-size-complex="14pt" style:font-weight-complex="normal"/>
    </style:style>
    <style:style style:name="P29" style:family="paragraph" style:parent-style-name="Standard">
      <style:text-properties style:text-position="0% 100%" style:font-name="Courier 10 Pitch" fo:font-size="14pt" style:text-underline-style="none" fo:font-weight="normal" officeooo:rsid="00dc34ac" officeooo:paragraph-rsid="00dc34ac" style:font-name-asian="DejaVu Sans" style:font-size-asian="14pt" style:font-weight-asian="normal" style:font-name-complex="Lohit Hindi" style:font-size-complex="14pt" style:font-weight-complex="normal"/>
    </style:style>
    <style:style style:name="P30" style:family="paragraph" style:parent-style-name="Standard">
      <style:text-properties style:text-position="0% 100%" style:font-name="Courier 10 Pitch" fo:font-size="14pt" style:text-underline-style="none" fo:font-weight="normal" officeooo:rsid="00e1817e" officeooo:paragraph-rsid="00e1817e" style:font-size-asian="14pt" style:font-weight-asian="normal" style:font-size-complex="14pt" style:font-weight-complex="normal"/>
    </style:style>
    <style:style style:name="P31" style:family="paragraph" style:parent-style-name="Standard">
      <style:text-properties style:text-position="0% 100%" style:font-name="Courier 10 Pitch" fo:font-size="14pt" style:text-underline-style="none" fo:font-weight="normal" officeooo:rsid="00dc34ac" officeooo:paragraph-rsid="00e3d024" style:font-size-asian="14pt" style:font-weight-asian="normal" style:font-size-complex="14pt" style:font-weight-complex="normal"/>
    </style:style>
    <style:style style:name="P32" style:family="paragraph" style:parent-style-name="Standard">
      <style:text-properties style:text-position="0% 100%" style:font-name="Courier 10 Pitch" fo:font-size="14pt" style:text-underline-style="none" fo:font-weight="normal" officeooo:rsid="00dd6a79" officeooo:paragraph-rsid="00e3d024" style:font-size-asian="14pt" style:font-weight-asian="normal" style:font-size-complex="14pt" style:font-weight-complex="normal"/>
    </style:style>
    <style:style style:name="P33" style:family="paragraph" style:parent-style-name="Standard">
      <style:text-properties style:text-position="0% 100%" style:font-name="Courier 10 Pitch" fo:font-size="14pt" style:text-underline-style="none" fo:font-weight="normal" officeooo:rsid="00dd6a79" officeooo:paragraph-rsid="00e5ace6" style:font-size-asian="14pt" style:font-weight-asian="normal" style:font-size-complex="14pt" style:font-weight-complex="normal"/>
    </style:style>
    <style:style style:name="P34" style:family="paragraph" style:parent-style-name="Standard">
      <style:text-properties style:text-position="0% 100%" style:font-name="Courier 10 Pitch" fo:font-size="14pt" style:text-underline-style="none" fo:font-weight="normal" officeooo:rsid="00dd6a79" officeooo:paragraph-rsid="00e6d6c2" style:font-size-asian="14pt" style:font-weight-asian="normal" style:font-size-complex="14pt" style:font-weight-complex="normal"/>
    </style:style>
    <style:style style:name="P35" style:family="paragraph" style:parent-style-name="Standard">
      <style:text-properties style:text-position="0% 100%" style:font-name="Courier 10 Pitch" fo:font-size="14pt" style:text-underline-style="none" fo:font-weight="normal" officeooo:rsid="00dc34ac" officeooo:paragraph-rsid="00e3d024" style:font-name-asian="DejaVu Sans" style:font-size-asian="14pt" style:font-weight-asian="normal" style:font-name-complex="Lohit Hindi" style:font-size-complex="14pt" style:font-weight-complex="normal"/>
    </style:style>
    <style:style style:name="P36" style:family="paragraph" style:parent-style-name="Standard">
      <style:text-properties style:text-position="0% 100%" fo:font-size="14pt" style:text-underline-style="none" fo:font-weight="normal" officeooo:rsid="00dd6a79" officeooo:paragraph-rsid="00dd6a79" style:font-size-asian="14pt" style:font-weight-asian="normal" style:font-size-complex="14pt" style:font-weight-complex="normal"/>
    </style:style>
    <style:style style:name="P37" style:family="paragraph" style:parent-style-name="Standard">
      <style:text-properties style:text-position="0% 100%" fo:font-size="14pt" style:text-underline-style="none" fo:font-weight="normal" officeooo:rsid="00e5ace6" officeooo:paragraph-rsid="00e5ace6" style:font-size-asian="14pt" style:font-weight-asian="normal" style:font-size-complex="14pt" style:font-weight-complex="normal"/>
    </style:style>
    <style:style style:name="P38" style:family="paragraph" style:parent-style-name="Standard">
      <style:text-properties style:text-position="0% 100%" fo:font-size="14pt" style:text-underline-style="none" fo:font-weight="normal" officeooo:rsid="00e11b0f" officeooo:paragraph-rsid="00e11b0f" style:font-size-asian="14pt" style:font-weight-asian="normal" style:font-size-complex="14pt" style:font-weight-complex="normal"/>
    </style:style>
    <style:style style:name="P39" style:family="paragraph" style:parent-style-name="Standard">
      <style:text-properties style:text-position="0% 100%" fo:font-size="14pt" style:text-underline-style="none" fo:font-weight="normal" officeooo:rsid="00e6d6c2" officeooo:paragraph-rsid="00e6d6c2" style:font-size-asian="14pt" style:font-weight-asian="normal" style:font-size-complex="14pt" style:font-weight-complex="normal"/>
    </style:style>
    <style:style style:name="P40" style:family="paragraph" style:parent-style-name="Standard">
      <style:text-properties style:text-position="0% 100%" style:font-name="Courier 10 Pitch" fo:font-size="14pt" style:text-underline-style="none" fo:font-weight="normal" officeooo:rsid="00e6d6c2" officeooo:paragraph-rsid="00e6d6c2" style:font-size-asian="14pt" style:font-weight-asian="normal" style:font-size-complex="14pt" style:font-weight-complex="normal"/>
    </style:style>
    <style:style style:name="T1" style:family="text">
      <style:text-properties officeooo:rsid="0091e28d"/>
    </style:style>
    <style:style style:name="T2" style:family="text">
      <style:text-properties officeooo:rsid="00db0c88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e3d024" style:font-weight-asian="bold" style:font-weight-complex="bold"/>
    </style:style>
    <style:style style:name="T7" style:family="text">
      <style:text-properties fo:font-weight="bold" officeooo:rsid="00e5ace6" style:font-weight-asian="bold" style:font-weight-complex="bold"/>
    </style:style>
    <style:style style:name="T8" style:family="text">
      <style:text-properties fo:font-weight="bold" officeooo:rsid="00e6d6c2" style:font-weight-asian="bold" style:font-weight-complex="bold"/>
    </style:style>
    <style:style style:name="T9" style:family="text">
      <style:text-properties officeooo:rsid="00dc34ac"/>
    </style:style>
    <style:style style:name="T10" style:family="text">
      <style:text-properties officeooo:rsid="00dbc92b" style:font-name-asian="Liberation Serif1" style:font-name-complex="Liberation Serif1"/>
    </style:style>
    <style:style style:name="T11" style:family="text">
      <style:text-properties style:font-name-asian="DejaVu Sans" style:font-name-complex="Lohit Hindi"/>
    </style:style>
    <style:style style:name="T12" style:family="text">
      <style:text-properties officeooo:rsid="00dbc92b" style:font-name-asian="DejaVu Sans" style:font-name-complex="Lohit Hindi"/>
    </style:style>
    <style:style style:name="T13" style:family="text">
      <style:text-properties officeooo:rsid="00e11b0f" style:font-name-asian="DejaVu Sans" style:font-name-complex="Lohit Hindi"/>
    </style:style>
    <style:style style:name="T14" style:family="text">
      <style:text-properties officeooo:rsid="00e1817e" style:font-name-asian="DejaVu Sans" style:font-name-complex="Lohit Hindi"/>
    </style:style>
    <style:style style:name="T15" style:family="text">
      <style:text-properties officeooo:rsid="00e3d024" style:font-name-asian="DejaVu Sans" style:font-name-complex="Lohit Hindi"/>
    </style:style>
    <style:style style:name="T16" style:family="text">
      <style:text-properties officeooo:rsid="00df2b39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e11b0f" style:font-weight-asian="normal" style:font-weight-complex="normal"/>
    </style:style>
    <style:style style:name="T19" style:family="text">
      <style:text-properties fo:font-weight="normal" officeooo:rsid="00e2fc87" style:font-weight-asian="normal" style:font-weight-complex="normal"/>
    </style:style>
    <style:style style:name="T20" style:family="text">
      <style:text-properties officeooo:rsid="00e11b0f"/>
    </style:style>
    <style:style style:name="T21" style:family="text">
      <style:text-properties style:font-name="Liberation Serif1"/>
    </style:style>
    <style:style style:name="T22" style:family="text">
      <style:text-properties style:font-name="Liberation Serif1" fo:font-weight="normal" style:font-weight-asian="normal" style:font-weight-complex="normal"/>
    </style:style>
    <style:style style:name="T23" style:family="text">
      <style:text-properties style:font-name="Liberation Serif1" fo:font-weight="normal" officeooo:rsid="00e11b0f" style:font-weight-asian="normal" style:font-weight-complex="normal"/>
    </style:style>
    <style:style style:name="T24" style:family="text">
      <style:text-properties style:font-name="Liberation Serif1" officeooo:rsid="00e11b0f"/>
    </style:style>
    <style:style style:name="T25" style:family="text">
      <style:text-properties officeooo:rsid="00e1817e"/>
    </style:style>
    <style:style style:name="T26" style:family="text">
      <style:text-properties officeooo:rsid="00e2fc87"/>
    </style:style>
    <style:style style:name="T27" style:family="text">
      <style:text-properties style:font-name="Courier 10 Pitch" officeooo:rsid="00e1817e"/>
    </style:style>
    <style:style style:name="T28" style:family="text">
      <style:text-properties style:font-name="Courier 10 Pitch" officeooo:rsid="00e2fc87"/>
    </style:style>
    <style:style style:name="T29" style:family="text">
      <style:text-properties style:font-name="Courier 10 Pitch" officeooo:rsid="00e6d6c2"/>
    </style:style>
    <style:style style:name="T30" style:family="text">
      <style:text-properties officeooo:rsid="00e3d024"/>
    </style:style>
    <style:style style:name="T31" style:family="text">
      <style:text-properties officeooo:rsid="00e5ace6"/>
    </style:style>
    <style:style style:name="T32" style:family="text">
      <style:text-properties officeooo:rsid="00e6d6c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ataxe-64</text:p>
      <text:p text:style-name="P3"><text:span text:style-name="T2">Linear Functions</text:span>.</text:p>
      <text:p text:style-name="P1">Richard Parker <text:span text:style-name="T2">19.10</text:span>.201<text:span text:style-name="T1">7</text:span></text:p>
      <text:p text:style-name="P8"/>
      <text:p text:style-name="P10">Section 1 – <text:span text:style-name="T16">Byte Code.</text:span></text:p>
      <text:p text:style-name="P4"/>
      <text:p text:style-name="P9"><text:s/>0<text:span text:style-name="T17"> . . . . . . . . . . . . .<text:tab/>Stop</text:span></text:p>
      <text:p text:style-name="P23"><text:s/>1 A B<text:span text:style-name="T17"> . . . . . . . . .<text:tab/>Copy [A] to [B]</text:span></text:p>
      <text:p text:style-name="P23"><text:s/>2 A B C<text:span text:style-name="T17"> . . . . . . .<text:tab/>[C] = [A] + [B]</text:span></text:p>
      <text:p text:style-name="P23"><text:s/>3 A B C<text:span text:style-name="T17"> . . . . . . .<text:tab/>[C] = [A] - [B]</text:span></text:p>
      <text:p text:style-name="P23"><text:s/>4 A B<text:span text:style-name="T17"> . . . . . . . . .<text:tab/></text:span><text:span text:style-name="T18">[B]</text:span><text:span text:style-name="T17"> += cp0*</text:span><text:span text:style-name="T18">[A]</text:span></text:p>
      <text:p text:style-name="P23"><text:span text:style-name="T20"><text:s/></text:span>5 <text:span text:style-name="T20">A B</text:span><text:span text:style-name="T18"> . . . . . . . . .<text:tab/>[B] += cp1*[</text:span><text:span text:style-name="T19">A</text:span><text:span text:style-name="T18">]</text:span></text:p>
      <text:p text:style-name="P25"><text:s/>6 <text:span text:style-name="T21">λ</text:span><text:span text:style-name="T3"> A</text:span><text:span text:style-name="T4"> . . . . . . . . .<text:tab/>[A] = </text:span><text:span text:style-name="T22">λ*[A]</text:span></text:p>
      <text:p text:style-name="P25"><text:s/>7 <text:span text:style-name="T21">λ</text:span><text:span text:style-name="T3"> A B</text:span><text:span text:style-name="T4"> . . . . . . .<text:tab/>[B] += </text:span><text:span text:style-name="T22">λ*[A]</text:span></text:p>
      <text:p text:style-name="P25"><text:span text:style-name="T21"><text:s/>8</text:span><text:span text:style-name="T3"> A</text:span><text:span text:style-name="T4"> . . . . . . . . . . .<text:tab/>[A] =</text:span><text:span text:style-name="T22"> 0</text:span></text:p>
      <text:p text:style-name="P24"><text:span text:style-name="T21"><text:s/></text:span><text:span text:style-name="T24">9</text:span><text:span text:style-name="T21"> A B</text:span><text:span text:style-name="T22"> . . . . . . . . .<text:tab/></text:span><text:span text:style-name="T23">Swap [A] and [B]</text:span></text:p>
      <text:p text:style-name="P25"><text:span text:style-name="T21">10 λ</text:span><text:span text:style-name="T3"> A </text:span><text:span text:style-name="T4">. . . . . . . . .<text:tab/>[A] = </text:span><text:span text:style-name="T22">[A] / </text:span><text:span text:style-name="T4"><text:s/></text:span><text:span text:style-name="T22">λ</text:span></text:p>
      <text:p text:style-name="P25"><text:span text:style-name="T21">11 λ</text:span><text:span text:style-name="T3"> A B</text:span><text:span text:style-name="T4"> . . . . . . .<text:tab/>[B] -= </text:span><text:span text:style-name="T22">λ*[A]</text:span></text:p>
      <text:p text:style-name="P15"/>
      <text:p text:style-name="P11">Section <text:span text:style-name="T25">2</text:span> – <text:span text:style-name="T9">The quadratic case.</text:span></text:p>
      <text:p text:style-name="P6"/>
      <text:p text:style-name="P16">Our initial matrix<text:span text:style-name="T25"> for Karatsuba is</text:span></text:p>
      <text:p text:style-name="P16"/>
      <text:p text:style-name="P27">[0] 1 0</text:p>
      <text:p text:style-name="P27">[1] 0 1</text:p>
      <text:p text:style-name="P27">[2] 1 1</text:p>
      <text:p text:style-name="P16"/>
      <text:p text:style-name="P21">which is readily made by simply <text:span text:style-name="T5">2,0,1,2</text:span></text:p>
      <text:p text:style-name="P16"/>
      <text:p text:style-name="P21">The result is<text:span text:style-name="T26"> <text:s text:c="17"/>and we want</text:span></text:p>
      <text:p text:style-name="P21"/>
      <text:p text:style-name="P27">[0] 1 0 0<text:span text:style-name="T26"> <text:s text:c="5"/>[0] 1 0 C0</text:span></text:p>
      <text:p text:style-name="P27">[1] 0 0 1<text:span text:style-name="T26"> <text:s text:c="5"/>[1] 0 1 C1</text:span></text:p>
      <text:p text:style-name="P27">[2] 1 1 1</text:p>
      <text:p text:style-name="P5"/>
      <text:p text:style-name="P5"/>
      <text:p text:style-name="P5"/>
      <text:p text:style-name="P5"/>
      <text:p text:style-name="P22"><text:soft-page-break/><text:s text:c="11"/><text:span text:style-name="T5">3,2,0,2 <text:s text:c="2"/>3,2,1,2</text:span> <text:s text:c="10"/><text:span text:style-name="T5">9,1,2</text:span> <text:s text:c="16"/><text:span text:style-name="T5">4,2,0 <text:s/>5,2,1</text:span></text:p>
      <text:p text:style-name="P13"/>
      <text:p text:style-name="P28">[0] 1 0 0<text:span text:style-name="T26"> <text:s/></text:span>[0] 1 0 0<text:span text:style-name="T26"> <text:s text:c="2"/></text:span>[0] 1 0 0<text:span text:style-name="T26"> <text:s/></text:span>[0] 1 0<text:span text:style-name="T26"> C0</text:span></text:p>
      <text:p text:style-name="P28">[1] 0 0 1<text:span text:style-name="T26"> <text:s/></text:span>[1] 0 0 1<text:span text:style-name="T26"> <text:s text:c="2"/></text:span>[<text:span text:style-name="T26">1</text:span>] <text:span text:style-name="T26">0</text:span> 1 <text:span text:style-name="T26">0 <text:s/></text:span>[<text:span text:style-name="T26">1</text:span>] <text:span text:style-name="T26">0</text:span> 1 <text:span text:style-name="T26">C1</text:span></text:p>
      <text:p text:style-name="P17"><text:span text:style-name="T27">[2] 1 1 1</text:span><text:span text:style-name="T28"> <text:s/></text:span><text:span text:style-name="T27">[2] </text:span><text:span text:style-name="T28">0</text:span><text:span text:style-name="T27"> 1 </text:span><text:span text:style-name="T28">0 <text:s text:c="2"/></text:span><text:span text:style-name="T27">[</text:span><text:span text:style-name="T28">2</text:span><text:span text:style-name="T27">] 0 0 1</text:span><text:span text:style-name="T28"> <text:s/>[2] </text:span><text:span text:style-name="T29">0 0 <text:s/>1</text:span></text:p>
      <text:p text:style-name="P13"/>
      <text:p text:style-name="P12">Section <text:span text:style-name="T9">3</text:span> – <text:span text:style-name="T9">The "cubic" case.</text:span></text:p>
      <text:p text:style-name="P7"/>
      <text:p text:style-name="P17">Our initial matrix might as well be</text:p>
      <text:p text:style-name="P17"/>
      <text:p text:style-name="P13"/>
      <text:p text:style-name="P26"><text:s/><text:span text:style-name="T20">[0] </text:span>1 <text:s/>0 <text:s/>0</text:p>
      <text:p text:style-name="P26"><text:s/><text:span text:style-name="T20">[1] </text:span>1 <text:s/>1 <text:s/>1</text:p>
      <text:p text:style-name="P26"><text:s/><text:span text:style-name="T20">[2] </text:span>0 <text:s/>0 <text:s/>1</text:p>
      <text:p text:style-name="P26"><text:s/><text:span text:style-name="T20">[3] </text:span>1 <text:span text:style-name="T10">−</text:span><text:span text:style-name="T12">1</text:span><text:span text:style-name="T11"> <text:s/>1</text:span></text:p>
      <text:p text:style-name="P29"><text:s/><text:span text:style-name="T20">[4] </text:span>1 <text:s/>2 <text:s/>4</text:p>
      <text:p text:style-name="P19"/>
      <text:p text:style-name="P21"><text:s text:c="24"/><text:span text:style-name="T5">2,0,2,3 <text:s text:c="3"/>1,3,4</text:span> <text:s text:c="15"/><text:span text:style-name="T5">3,3,1,3 <text:s text:c="2"/>2,4,1,1</text:span><text:span text:style-name="T30"> <text:s text:c="7"/></text:span><text:span text:style-name="T6">3,4,3,4 <text:s text:c="2"/>2,4,1,4 <text:s/>7,3,2,4</text:span></text:p>
      <text:p text:style-name="P19"/>
      <text:p text:style-name="P31"><text:s/><text:span text:style-name="T20">[0] </text:span>1 <text:s/>0 <text:s/>0<text:span text:style-name="T25"> <text:s text:c="3"/></text:span><text:s/><text:span text:style-name="T20">[0] </text:span>1 <text:s/>0 <text:s/>0<text:span text:style-name="T25"> <text:s text:c="3"/></text:span><text:s/><text:span text:style-name="T20">[0] </text:span>1 <text:s/>0 <text:s/>0<text:span text:style-name="T30"> <text:s text:c="2"/></text:span><text:s/><text:span text:style-name="T20">[0] </text:span>1 <text:s/>0 <text:s/>0</text:p>
      <text:p text:style-name="P31"><text:s/><text:span text:style-name="T20">[1] 0</text:span> <text:s/>1 <text:s/><text:span text:style-name="T25">0 <text:s text:c="3"/></text:span><text:s/><text:span text:style-name="T20">[1] 0</text:span> <text:s/>1 <text:s/><text:span text:style-name="T25">0 <text:s text:c="4"/>[1] 1</text:span> <text:s/>1 <text:s/><text:span text:style-name="T25">1 <text:s text:c="3"/>[1] 1</text:span> <text:s/>1 <text:s/><text:span text:style-name="T25">1</text:span></text:p>
      <text:p text:style-name="P31"><text:s/><text:span text:style-name="T20">[2] </text:span>0 <text:s/>0 <text:s/>1<text:span text:style-name="T25"> <text:s text:c="3"/></text:span><text:s/><text:span text:style-name="T20">[2] </text:span>0 <text:s/>0 <text:s/>1<text:span text:style-name="T25"> <text:s text:c="4"/>[2] </text:span>0 <text:s/>0 <text:s/>1<text:span text:style-name="T30"> <text:s text:c="3"/>[2] </text:span>0 <text:s/>0 <text:s/>1</text:p>
      <text:p text:style-name="P31"><text:s/><text:span text:style-name="T20">[3] </text:span><text:span text:style-name="T14">- <text:s/>- <text:s/>- <text:s text:c="3"/></text:span><text:span text:style-name="T11"><text:s/></text:span><text:span text:style-name="T13">[3] </text:span><text:span text:style-name="T14">1 <text:s/>0 <text:s/>1 <text:s text:c="4"/></text:span><text:span text:style-name="T13">[3] </text:span><text:span text:style-name="T14">1 -1 <text:s/>1</text:span><text:span text:style-name="T15"> <text:s text:c="3"/></text:span><text:span text:style-name="T13">[3] </text:span><text:span text:style-name="T14">1 -1 <text:s/>1</text:span></text:p>
      <text:p text:style-name="P35"><text:s/><text:span text:style-name="T20">[4] - <text:s/>- <text:s/>-</text:span> <text:span text:style-name="T25"><text:s text:c="4"/>[4] 1 <text:s/>0 <text:s/>1 <text:s text:c="4"/>[4] 1 <text:s/>0 <text:s/>1 <text:s text:c="3"/>[4] 1 <text:s/>2 <text:s/>4</text:span></text:p>
      <text:p text:style-name="P20"/>
      <text:p text:style-name="P39">We want</text:p>
      <text:p text:style-name="P39"/>
      <text:p text:style-name="P40"><text:s/>[0] 1 <text:s/>0 <text:s/>0 C0 <text:s/>0</text:p>
      <text:p text:style-name="P40"><text:s/>[1] 0 <text:s/>1 <text:s/>0 C1 C0</text:p>
      <text:p text:style-name="P40"><text:s/>[2] 0 <text:s/>0 <text:s/>1 <text:s/>0 C1</text:p>
      <text:p text:style-name="P20"/>
      <text:p text:style-name="P18">This leads to<text:span text:style-name="T30"> <text:s text:c="15"/></text:span><text:span text:style-name="T6">3,1,3,1 <text:s text:c="2"/>11,4,3,4</text:span><text:span text:style-name="T30"> <text:s text:c="19"/></text:span><text:span text:style-name="T6">10,2,1 <text:s/>2,3,1,3 <text:s/></text:span><text:span text:style-name="T7">7,3,0,4</text:span></text:p>
      <text:p text:style-name="P18"/>
      <text:p text:style-name="P32"><text:s/>[0] 1 <text:s/>0 <text:s/>0 <text:s/>0 <text:s/>0<text:span text:style-name="T30"> <text:s text:c="3"/></text:span>[0] 1 <text:s/>0 <text:s/>0 <text:s/>0 <text:s/>0<text:span text:style-name="T30"> <text:s text:c="4"/></text:span>[0] 1 <text:s/>0 <text:s/>0 <text:s/>0 <text:s/>0</text:p>
      <text:p text:style-name="P32"><text:s/>[1] 1 <text:s/>1 <text:s/>1 <text:s/>1 <text:s/>1<text:span text:style-name="T30"> <text:s text:c="3"/></text:span>[1] <text:span text:style-name="T30">0</text:span> <text:s/><text:span text:style-name="T30">2</text:span> <text:s/><text:span text:style-name="T30">0</text:span> <text:s/><text:span text:style-name="T30">2</text:span> <text:s/><text:span text:style-name="T30">0 <text:s text:c="4"/></text:span>[1] <text:span text:style-name="T30">0</text:span> <text:s/><text:span text:style-name="T30">1</text:span> <text:s/><text:span text:style-name="T30">0</text:span> <text:s/><text:span text:style-name="T30">1</text:span> <text:s/><text:span text:style-name="T30">0</text:span></text:p>
      <text:p text:style-name="P32"><text:s/>[2] 0 <text:s/>0 <text:s/>0 <text:s/>0 <text:s/>1<text:span text:style-name="T30"> <text:s text:c="3"/></text:span>[2] 0 <text:s/>0 <text:s/>0 <text:s/>0 <text:s/>1<text:span text:style-name="T30"> <text:s text:c="4"/></text:span>[2] 0 <text:s/>0 <text:s/>0 <text:s/>0 <text:s/>1</text:p>
      <text:p text:style-name="P32"><text:s/>[3] 1 -1 <text:s/>1 -1 <text:s/>1<text:span text:style-name="T30"> <text:s text:c="3"/></text:span>[3] 1 -1 <text:s/>1 -1 <text:s/>1<text:span text:style-name="T30"> <text:s text:c="4"/></text:span>[3] 1 <text:span text:style-name="T30"><text:s/>0</text:span> <text:s/>1 <text:span text:style-name="T30"><text:s/>0</text:span> <text:s/>1</text:p>
      <text:p text:style-name="P32"><text:s/>[4] 1 <text:s/>2 <text:s/>4 <text:s/>8 16<text:span text:style-name="T30"> <text:s text:c="3"/></text:span>[4]<text:span text:style-name="T30">-3</text:span> <text:s/><text:span text:style-name="T30">6</text:span> <text:s/><text:span text:style-name="T30">0</text:span> <text:span text:style-name="T30">12</text:span> 1<text:span text:style-name="T30">2 <text:s text:c="4"/></text:span>[4]<text:span text:style-name="T31"> 0</text:span> <text:s/><text:span text:style-name="T30">6</text:span> <text:s/><text:span text:style-name="T30">0</text:span> <text:span text:style-name="T30">12</text:span> 1<text:span text:style-name="T30">2</text:span></text:p>
      <text:p text:style-name="P18"/>
      <text:p text:style-name="P37"><text:s text:c="14"/>(copy) <text:s text:c="9"/><text:span text:style-name="T5">3,3,0,3 <text:s/>3,3,2,3</text:span> <text:s text:c="23"/><text:span text:style-name="T5">11,12,2,4 <text:s text:c="2"/>11,6,1,4</text:span></text:p>
      <text:p text:style-name="P18"/>
      <text:p text:style-name="P33">[0] 1 <text:s/>0 <text:s/>0 <text:s/>0 <text:s/>0<text:span text:style-name="T31"> <text:s text:c="4"/></text:span>[0] 1 <text:s/>0 <text:s/>0 <text:s/>0 <text:s/>0<text:span text:style-name="T31"> <text:s text:c="4"/></text:span>[0] 1 <text:s/>0 <text:s/>0 <text:s/>0 <text:s/>0</text:p>
      <text:p text:style-name="P33"><text:soft-page-break/>[1] <text:span text:style-name="T30">0</text:span> <text:s/><text:span text:style-name="T30">1</text:span> <text:s/><text:span text:style-name="T30">0</text:span> <text:s/><text:span text:style-name="T30">1</text:span> <text:s/><text:span text:style-name="T30">0 <text:s text:c="4"/></text:span>[1] <text:span text:style-name="T30">0</text:span> <text:s/><text:span text:style-name="T30">1</text:span> <text:s/><text:span text:style-name="T30">0</text:span> <text:s/><text:span text:style-name="T30">1</text:span> <text:s/><text:span text:style-name="T30">0 <text:s text:c="4"/></text:span>[1] <text:span text:style-name="T30">0</text:span> <text:s/><text:span text:style-name="T30">1</text:span> <text:s/><text:span text:style-name="T30">0</text:span> <text:s/><text:span text:style-name="T30">1</text:span> <text:s/><text:span text:style-name="T30">0</text:span></text:p>
      <text:p text:style-name="P33">[2] 0 <text:s/>0 <text:s/>0 <text:s/>0 <text:s/>1<text:span text:style-name="T31"> <text:s text:c="4"/></text:span>[2] 0 <text:s/>0 <text:s/>0 <text:s/>0 <text:s/>1<text:span text:style-name="T31"> <text:s text:c="4"/></text:span>[2] 0 <text:s/>0 <text:s/>0 <text:s/>0 <text:s/>1</text:p>
      <text:p text:style-name="P33">[3] 1 <text:span text:style-name="T30"><text:s/>0</text:span> <text:s/>1 <text:span text:style-name="T30"><text:s/>0</text:span> <text:s/>1<text:span text:style-name="T31"> <text:s text:c="4"/></text:span>[3] <text:span text:style-name="T31">0</text:span> <text:span text:style-name="T30"><text:s/>0</text:span> <text:s/>1 <text:span text:style-name="T30"><text:s/>0</text:span> <text:s/><text:span text:style-name="T31">0 <text:s text:c="4"/></text:span>[3] <text:span text:style-name="T31">0</text:span> <text:span text:style-name="T30"><text:s/>0</text:span> <text:s/>1 <text:span text:style-name="T30"><text:s/>0</text:span> <text:s/><text:span text:style-name="T31">0</text:span></text:p>
      <text:p text:style-name="P33">[4]<text:span text:style-name="T31"> 0</text:span> <text:s/><text:span text:style-name="T30">6</text:span> <text:s/><text:span text:style-name="T30">0</text:span> <text:span text:style-name="T30">12</text:span> 1<text:span text:style-name="T30">2 <text:s text:c="4"/></text:span>[4]<text:span text:style-name="T31"> 0</text:span> <text:s/><text:span text:style-name="T30">6</text:span> <text:s/><text:span text:style-name="T30">0</text:span> <text:span text:style-name="T30">12</text:span> 1<text:span text:style-name="T30">2 <text:s text:c="4"/></text:span>[4]<text:span text:style-name="T31"> 0</text:span> <text:s/><text:span text:style-name="T31">0</text:span> <text:s/><text:span text:style-name="T30">0</text:span> <text:span text:style-name="T31"><text:s/>6</text:span> <text:span text:style-name="T31"><text:s/>0</text:span></text:p>
      <text:p text:style-name="P33"/>
      <text:p text:style-name="P33"/>
      <text:p text:style-name="P37"><text:s text:c="7"/>(copy) <text:s text:c="11"/><text:span text:style-name="T5">10,6,4 <text:s/>3,1,4,1 <text:s/>9,2,3</text:span><text:span text:style-name="T32"> <text:s text:c="9"/></text:span><text:span text:style-name="T8">4,4,0 <text:s/>4,3,1 <text:s/>5,4,1 <text:s/>5,3,2</text:span></text:p>
      <text:p text:style-name="P37"><text:span text:style-name="T17"/></text:p>
      <text:p text:style-name="P34">[0] 1 <text:s/>0 <text:s/>0 <text:s/>0 <text:s/>0<text:span text:style-name="T31"> <text:s text:c="4"/></text:span>[0] 1 <text:s/>0 <text:s/>0 <text:s/>0 <text:s/>0<text:span text:style-name="T31"> <text:s text:c="4"/></text:span>[0] 1 <text:s/>0 <text:s/>0 <text:span text:style-name="T32">C0</text:span> <text:s/>0</text:p>
      <text:p text:style-name="P34">[1] <text:span text:style-name="T30">0</text:span> <text:s/><text:span text:style-name="T30">1</text:span> <text:s/><text:span text:style-name="T30">0</text:span> <text:s/><text:span text:style-name="T30">1</text:span> <text:s/><text:span text:style-name="T30">0 <text:s text:c="4"/></text:span>[1] <text:span text:style-name="T30">0</text:span> <text:s/><text:span text:style-name="T30">1</text:span> <text:s/><text:span text:style-name="T30">0</text:span> <text:s/><text:span text:style-name="T31">0</text:span> <text:s/><text:span text:style-name="T30">0 <text:s text:c="4"/></text:span>[1] <text:span text:style-name="T30">0</text:span> <text:s/><text:span text:style-name="T30">1</text:span> <text:s/><text:span text:style-name="T30">0</text:span> <text:span text:style-name="T32">C1</text:span> <text:span text:style-name="T32">C0</text:span></text:p>
      <text:p text:style-name="P34">[2] 0 <text:s/>0 <text:s/>0 <text:s/>0 <text:s/>1<text:span text:style-name="T31"> <text:s text:c="4"/></text:span>[<text:span text:style-name="T31">2</text:span>] <text:span text:style-name="T31">0</text:span> <text:span text:style-name="T30"><text:s/>0</text:span> <text:s/>1 <text:span text:style-name="T30"><text:s/>0</text:span> <text:s/><text:span text:style-name="T31">0 <text:s text:c="4"/></text:span>[<text:span text:style-name="T31">2</text:span>] <text:span text:style-name="T31">0</text:span> <text:span text:style-name="T30"><text:s/>0</text:span> <text:s/>1 <text:span text:style-name="T30"><text:s/>0</text:span> <text:span text:style-name="T32">C1</text:span></text:p>
      <text:p text:style-name="P34">[3] <text:span text:style-name="T31">0</text:span> <text:span text:style-name="T30"><text:s/>0</text:span> <text:s/>1 <text:span text:style-name="T30"><text:s/>0</text:span> <text:s/><text:span text:style-name="T31">0 <text:s text:c="4"/></text:span>[<text:span text:style-name="T31">3</text:span>] 0 <text:s/>0 <text:s/>0 <text:s/>0 <text:s/>1<text:span text:style-name="T32"> <text:s text:c="4"/></text:span>[<text:span text:style-name="T31">3</text:span>] 0 <text:s/>0 <text:s/>0 <text:s/>0 <text:s/>1</text:p>
      <text:p text:style-name="P34">[4]<text:span text:style-name="T31"> 0</text:span> <text:s/><text:span text:style-name="T31">0</text:span> <text:s/><text:span text:style-name="T30">0</text:span> <text:span text:style-name="T31"><text:s/>6</text:span> <text:span text:style-name="T31"><text:s/>0 <text:s text:c="4"/></text:span>[4]<text:span text:style-name="T31"> 0</text:span> <text:s/><text:span text:style-name="T31">0</text:span> <text:s/><text:span text:style-name="T30">0</text:span> <text:span text:style-name="T31"><text:s/>1</text:span> <text:span text:style-name="T31"><text:s/>0 <text:s text:c="4"/></text:span>[4]<text:span text:style-name="T31"> 0</text:span> <text:s/><text:span text:style-name="T31">0</text:span> <text:s/><text:span text:style-name="T30">0</text:span> <text:span text:style-name="T31"><text:s/>1</text:span> <text:span text:style-name="T31"><text:s/>0</text:span></text:p>
      <text:p text:style-name="P33"/>
      <text:p text:style-name="P14"/>
      <text:p text:style-name="P39">We want</text:p>
      <text:p text:style-name="P39"/>
      <text:p text:style-name="P40"><text:s/>[0] 1 <text:s/>0 <text:s/>0 C0 <text:s/>0</text:p>
      <text:p text:style-name="P40"><text:s/>[1] 0 <text:s/>1 <text:s/>0 C1 C0</text:p>
      <text:p text:style-name="P40"><text:s/>[2] 0 <text:s/>0 <text:s/>1 <text:s/>0 C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29cm" fo:page-height="28.94cm" style:num-format="1" style:print-orientation="portrait" fo:margin-top="1cm" fo:margin-bottom="1cm" fo:margin-left="0.9cm" fo:margin-right="2.4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2.29cm" fo:page-height="28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Parker</meta:initial-creator>
    <meta:creation-date>2011-02-22T04:16:32</meta:creation-date>
    <dc:date>2017-10-19T18:48:04.595782686</dc:date>
    <meta:editing-duration>P4DT7H2M15S</meta:editing-duration>
    <meta:editing-cycles>422</meta:editing-cycles>
    <meta:generator>LibreOffice/5.1.6.2$Linux_X86_64 LibreOffice_project/10m0$Build-2</meta:generator>
    <meta:printed-by>User </meta:printed-by>
    <meta:print-date>2012-07-06T16:23:45</meta:print-date>
    <meta:document-statistic meta:table-count="0" meta:image-count="0" meta:object-count="0" meta:page-count="3" meta:paragraph-count="69" meta:word-count="750" meta:character-count="2780" meta:non-whitespace-character-count="1415"/>
  </office:meta>
</office:document-meta>
</file>